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100%"/>
    </style:style>
    <style:style style:name="P3" style:family="paragraph" style:parent-style-name="Standard">
      <style:paragraph-properties fo:margin-top="0in" fo:margin-bottom="0in" style:contextual-spacing="false" fo:line-height="100%" fo:text-align="center" style:justify-single-word="false"/>
    </style:style>
    <style:style style:name="P4" style:family="paragraph" style:parent-style-name="Standard">
      <style:paragraph-properties fo:margin-top="0in" fo:margin-bottom="0in" style:contextual-spacing="false"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style:contextual-spacing="false"/>
      <style:text-properties style:font-name="Times New Roman" fo:font-size="12pt" style:font-size-asian="12pt" style:font-name-complex="Times New Roman1" style:font-size-complex="12pt"/>
    </style:style>
    <style:style style:name="P6" style:family="paragraph" style:parent-style-name="Standard">
      <style:paragraph-properties fo:margin-top="0in" fo:margin-bottom="0in" style:contextual-spacing="false" fo:line-height="100%"/>
      <style:text-properties style:font-name="Times New Roman" fo:font-size="12pt" style:font-size-asian="12pt" style:font-name-complex="Times New Roman1" style:font-size-complex="12pt"/>
    </style:style>
    <style:style style:name="P7" style:family="paragraph" style:parent-style-name="Standard">
      <style:paragraph-properties fo:margin-top="0in" fo:margin-bottom="0in" style:contextual-spacing="false" fo:line-height="10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master-page-name="Standard">
      <style:paragraph-properties fo:margin-top="0in" fo:margin-bottom="0in" style:contextual-spacing="false" fo:line-height="100%" fo:text-align="end" style:justify-single-word="false" style:page-number="auto"/>
    </style:style>
    <style:style style:name="P9" style:family="paragraph" style:parent-style-name="List_20_Paragraph" style:list-style-name="WWNum6">
      <style:paragraph-properties fo:margin-top="0in" fo:margin-bottom="0in" style:contextual-spacing="true"/>
    </style:style>
    <style:style style:name="P10" style:family="paragraph" style:parent-style-name="List_20_Paragraph" style:list-style-name="WWNum6">
      <style:paragraph-properties fo:margin-top="0in" fo:margin-bottom="0in" style:contextual-spacing="true" fo:line-height="100%"/>
    </style:style>
    <style:style style:name="P11" style:family="paragraph" style:parent-style-name="List_20_Paragraph" style:list-style-name="WWNum7">
      <style:paragraph-properties fo:margin-top="0in" fo:margin-bottom="0in" style:contextual-spacing="true" fo:line-height="100%"/>
    </style:style>
    <style:style style:name="P12" style:family="paragraph" style:parent-style-name="List_20_Paragraph" style:list-style-name="WWNum1">
      <style:paragraph-properties fo:margin-top="0in" fo:margin-bottom="0in" style:contextual-spacing="true" fo:line-height="100%"/>
    </style:style>
    <style:style style:name="P13" style:family="paragraph" style:parent-style-name="List_20_Paragraph" style:list-style-name="WWNum2">
      <style:paragraph-properties fo:margin-top="0in" fo:margin-bottom="0in" style:contextual-spacing="true" fo:line-height="100%"/>
    </style:style>
    <style:style style:name="P14" style:family="paragraph" style:parent-style-name="List_20_Paragraph" style:list-style-name="WWNum3">
      <style:paragraph-properties fo:margin-top="0in" fo:margin-bottom="0in" style:contextual-spacing="true" fo:line-height="100%"/>
    </style:style>
    <style:style style:name="P15" style:family="paragraph" style:parent-style-name="List_20_Paragraph" style:list-style-name="WWNum5">
      <style:paragraph-properties fo:margin-top="0in" fo:margin-bottom="0in" style:contextual-spacing="true" fo:line-height="100%"/>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Alex Fuhr, Daniel Glauser</text:span></text:p>
      <text:p text:style-name="P3"><text:span text:style-name="T1">Software Design Project Documentation</text:span></text:p>
      <text:p text:style-name="P4"/>
      <text:list xml:id="list2174591233458024613" text:style-name="WWNum6">
        <text:list-item>
          <text:p text:style-name="P10"><text:span text:style-name="T1">Introduction and Purpose</text:span><text:bookmark text:name="_GoBack"/></text:p>
        </text:list-item>
      </text:list>
      <text:p text:style-name="P4"/>
      <text:p text:style-name="P2"><text:span text:style-name="T2">The main goal of the project was to create a working Proteus program which could both receive IR signals and display the correct values for the signal’s frequency. The program was required to wait for a button press to begin, receive and promptly display the value of one out of the five frequencies of the signal on the Proteus screen without displaying intermittent values, and close with a second button press.</text:span></text:p>
      <text:p text:style-name="P7"/>
      <text:list xml:id="list1334778384" text:continue-numbering="true" text:style-name="WWNum6">
        <text:list-item>
          <text:p text:style-name="P10"><text:span text:style-name="T1">Planning</text:span></text:p>
        </text:list-item>
      </text:list>
      <text:p text:style-name="P6"/>
      <text:p text:style-name="P2"><text:span text:style-name="T1">Brainstorming Concepts:</text:span></text:p>
      <text:list xml:id="list8726346762556482836" text:style-name="WWNum7">
        <text:list-item>
          <text:p text:style-name="P11"><text:span text:style-name="T1">Measure the interval of the on and off signals and convert both into a frequency. If they match and fall into one of the available frequencies, display the frequency.</text:span></text:p>
        </text:list-item>
        <text:list-item>
          <text:p text:style-name="P11"><text:span text:style-name="T1">Store an array of Boolean values over one period of data. Use the length of array as the period in milliseconds.</text:span></text:p>
        </text:list-item>
        <text:list-item>
          <text:p text:style-name="P11"><text:span text:style-name="T1">Collect one second of Boolean data. Using this, find how many periods occurred (the frequency).</text:span></text:p>
        </text:list-item>
        <text:list-item>
          <text:p text:style-name="P11"><text:span text:style-name="T1">Use the first concept, but instead of recording start and end times, increment a time variable by 1 ms (the sleep time) within each loop cycle.</text:span></text:p>
        </text:list-item>
        <text:list-item>
          <text:p text:style-name="P11"><text:span text:style-name="T1">Record 2 or 3 period data sets at a time and check if they all give the same frequency.</text:span></text:p>
        </text:list-item>
      </text:list>
      <text:p text:style-name="P6"/>
      <text:p text:style-name="P2"><text:span text:style-name="T1">Pseudocode:</text:span></text:p>
      <text:p text:style-name="P2"><text:span text:style-name="T1">Declare a variable for the frequency and set it to 0</text:span></text:p>
      <text:p text:style-name="P2"><text:span text:style-name="T1">Define constants PERIODS and TIMEOUT</text:span></text:p>
      <text:p text:style-name="P2"><text:span text:style-name="T1">Initialize input components</text:span></text:p>
      <text:p text:style-name="P2"><text:span text:style-name="T1">Clear the LCD and display a welcome message</text:span></text:p>
      <text:p text:style-name="P2"><text:span text:style-name="T1">Wait for middle button press</text:span></text:p>
      <text:p text:style-name="P2"><text:span text:style-name="T1">Do</text:span></text:p>
      <text:p text:style-name="P2"><text:span text:style-name="T1"><text:tab/>Clear the LCD</text:span></text:p>
      <text:p text:style-name="P2"><text:span text:style-name="T1"><text:tab/>Display the frequency in Hz on the LCD</text:span></text:p>
      <text:p text:style-name="P2"><text:span text:style-name="T1"><text:tab/>Declare variables for the time and timeout intervals and set both to 0</text:span></text:p>
      <text:p text:style-name="P2"><text:span text:style-name="T1"><text:tab/>While (off signal)</text:span></text:p>
      <text:p text:style-name="P2"><text:span text:style-name="T1"><text:tab/><text:tab/>Sleep (1)</text:span></text:p>
      <text:p text:style-name="P2"><text:span text:style-name="T1"><text:tab/><text:tab/>Increment timeout interval by one</text:span></text:p>
      <text:p text:style-name="P2"><text:span text:style-name="T1"><text:tab/><text:tab/>If timeoutInterval &gt; TIMEOUT</text:span></text:p>
      <text:p text:style-name="P2"><text:span text:style-name="T1"><text:tab/><text:tab/><text:tab/>Set frequency to 0 Hz</text:span></text:p>
      <text:p text:style-name="P2"><text:span text:style-name="T1"><text:tab/><text:tab/><text:tab/>Continue to next loop iteration</text:span></text:p>
      <text:p text:style-name="P2"><text:span text:style-name="T1"><text:tab/>Loop PERIODS times</text:span></text:p>
      <text:p text:style-name="P2"><text:span text:style-name="T1"><text:tab/><text:tab/>While (on signal)</text:span></text:p>
      <text:p text:style-name="P2"><text:span text:style-name="T1"><text:tab/><text:tab/><text:tab/>Sleep (1)</text:span></text:p>
      <text:p text:style-name="P2"><text:span text:style-name="T1"><text:tab/><text:tab/><text:tab/>Increment time by 1</text:span></text:p>
      <text:p text:style-name="P2"><text:span text:style-name="T1"><text:tab/><text:tab/>While (off signal)</text:span></text:p>
      <text:p text:style-name="P2"><text:span text:style-name="T1"><text:tab/><text:tab/><text:tab/>Sleep (1)</text:span></text:p>
      <text:p text:style-name="P2"><text:soft-page-break/><text:span text:style-name="T1"><text:tab/><text:tab/><text:tab/>Increment time and timeout by 1</text:span></text:p>
      <text:p text:style-name="P2"><text:span text:style-name="T1"><text:tab/><text:tab/><text:tab/>If timeoutInterval &gt; TIMEOUT</text:span></text:p>
      <text:p text:style-name="P2"><text:span text:style-name="T1"><text:tab/><text:tab/><text:tab/><text:tab/>Set frequency to 0 Hz</text:span></text:p>
      <text:p text:style-name="P2"><text:span text:style-name="T1"><text:tab/><text:tab/><text:tab/><text:tab/>Continue to next loop iteration</text:span></text:p>
      <text:p text:style-name="P2"><text:span text:style-name="T1"><text:tab/>Calculate on frequency from the time as 1000 * PERIODS / time</text:span></text:p>
      <text:p text:style-name="P2"><text:span text:style-name="T1"><text:tab/>Set frequency to one of the given values if it is within 3 Hz of it.</text:span></text:p>
      <text:p text:style-name="P2"><text:span text:style-name="T1">While middle button is not pressed</text:span></text:p>
      <text:p text:style-name="P2"><text:span text:style-name="T1">Display a closing message</text:span></text:p>
      <text:p text:style-name="P6"/>
      <text:list xml:id="list1838024288" text:continue-list="list1334778384" text:style-name="WWNum6">
        <text:list-item>
          <text:p text:style-name="P10"><text:span text:style-name="T1">Developer Description</text:span></text:p>
        </text:list-item>
      </text:list>
      <text:p text:style-name="P6"/>
      <text:p text:style-name="P2"><text:span text:style-name="T1">The program began with the standard library declarations of FEHLCD.h, FEHIO.h, and FEHUtility.h. Then the function determineFrequency(int) was declared using a function prototype, and the return type was designated as an integer. <text:s/>The integer variables for period length, pause length, and signal frequency w declared. The input to the Proteus board was declared through the use of ButtonBoard and DigitalInputPin objects. The LCD on the board was cleared, and the font was formatted. A message was output to the screen prompting the user to press the middle button on the button board. When pressed, integer variables for pause length, and time were declared. A predetermined number of wave periods was measured, incrementing time by intervals of 1 ms throughout this duration. The measured frequency was calculated from this time and inserted as the parameter of the determineFrequency(int) function. In this function, if the value is within the allotted range of an allotted frequency, then the function returns the frequency value, or it returns -1. IF the result was not -1, the frequency variable was set to the result, and displayed to the screen. This process is repeated until the middle button is pressed again.</text:span></text:p>
      <text:p text:style-name="P6"/>
      <text:p text:style-name="P2"><text:span text:style-name="T1">Variables and their uses:</text:span></text:p>
      <text:list xml:id="list3738349864641633467" text:style-name="WWNum1">
        <text:list-item>
          <text:p text:style-name="P12"><text:span text:style-name="T1">PERIODS – Constant representing the number of periods to record data for.</text:span></text:p>
        </text:list-item>
        <text:list-item>
          <text:p text:style-name="P12"><text:span text:style-name="T1">TIMEOUT – Constant representing the number of milliseconds of off data that should occur before a timeout condition is triggered.</text:span></text:p>
        </text:list-item>
        <text:list-item>
          <text:p text:style-name="P12"><text:span text:style-name="T1">frequency – Frequency displayed to the LCD display. Either one of the given frequencies or 0 for no signal.</text:span></text:p>
        </text:list-item>
        <text:list-item>
          <text:p text:style-name="P12"><text:span text:style-name="T1">buttons – Proteus button board, used to check for pressing of the middle button.</text:span></text:p>
        </text:list-item>
        <text:list-item>
          <text:p text:style-name="P12"><text:span text:style-name="T1">ir – Proteus IR receiver, used to check for an “on” or “off” signal to trigger each loop</text:span></text:p>
        </text:list-item>
        <text:list-item>
          <text:p text:style-name="P12"><text:span text:style-name="T1">timeoutInterval – Milliseconds recorded during an “off “ signal loop, used to determine if timeout has occurred.</text:span></text:p>
        </text:list-item>
        <text:list-item>
          <text:p text:style-name="P12"><text:span text:style-name="T1">time – Time in milliseconds recorded for the set number of periods, used to calculate measuredFrequency.</text:span></text:p>
        </text:list-item>
        <text:list-item>
          <text:p text:style-name="P12"><text:span text:style-name="T1">timeout – Used to determine if timeout has been reached. True if an off loop has ran longer than TIMEOUT milliseconds.</text:span></text:p>
        </text:list-item>
        <text:list-item>
          <text:p text:style-name="P12"><text:span text:style-name="T1">measuredFrequency – The raw frequency as calculated from the IR signal time.</text:span></text:p>
        </text:list-item>
        <text:list-item>
          <text:p text:style-name="P12"><text:span text:style-name="T1">setFrequency – The frequency either matched by determineFrequency(), or -1 for no match.</text:span></text:p>
        </text:list-item>
        <text:list-item>
          <text:p text:style-name="P12"><text:span text:style-name="T1">possibleFrequencies – The array of frequencies the IR beacon can output, used in determineFrequency() to match to the measured frequency.</text:span></text:p>
        </text:list-item>
      </text:list>
      <text:p text:style-name="P6"/>
      <text:p text:style-name="P2"><text:soft-page-break/><text:span text:style-name="T1">Functions:</text:span></text:p>
      <text:list xml:id="list3743652397751649386" text:style-name="WWNum2">
        <text:list-item>
          <text:p text:style-name="P13"><text:span text:style-name="T1">int main(void) – Main function of program. Displays beginning message, waits for middle button press, samples frequencies, and then displays closing message when the middle button is pressed again. Returns 0 for a successful completion.</text:span></text:p>
        </text:list-item>
        <text:list-item>
          <text:p text:style-name="P13"><text:span text:style-name="T1">int determineFrequency (int measuredFrequency) – Attempts to match each of the possible frequencies to the input frequency. Returns one of these frequencies if the measured frequency is within 3 Hz of it. If no match is found, returns -1. Example call: int setFrequency = determineFrequency(measuredFrequency)</text:span></text:p>
        </text:list-item>
      </text:list>
      <text:p text:style-name="P6"/>
      <text:p text:style-name="P2"><text:span text:style-name="T1">Assumptions:</text:span></text:p>
      <text:list xml:id="list4342941738385264343" text:style-name="WWNum3">
        <text:list-item>
          <text:p text:style-name="P14"><text:span text:style-name="T1">The acceptable range of error is ± 3 Hz.</text:span></text:p>
        </text:list-item>
        <text:list-item>
          <text:p text:style-name="P14"><text:span text:style-name="T1">The button press to turn off the program is held long enough to occur during the end of the loop.</text:span></text:p>
        </text:list-item>
        <text:list-item>
          <text:p text:style-name="P14"><text:span text:style-name="T1">The frequency given is either 25 Hz, 40 Hz, 65 Hz, 80 Hz, or 110 Hz.</text:span></text:p>
        </text:list-item>
        <text:list-item>
          <text:p text:style-name="P14"><text:span text:style-name="T1">A consistent “on” signal will never be given, only a consistent “off” signal when no IR wave is being transmitted. </text:span></text:p>
        </text:list-item>
      </text:list>
      <text:p text:style-name="P6"/>
      <text:p text:style-name="P2"><text:span text:style-name="T1">Performance/Limitations:</text:span></text:p>
      <text:list xml:id="list5943467484710896178" text:style-name="WWNum5">
        <text:list-item>
          <text:p text:style-name="P15"><text:span text:style-name="T1">The program requires at least the number of periods specified by PERIODS to obtain a result from a given frequency.</text:span></text:p>
        </text:list-item>
        <text:list-item>
          <text:p text:style-name="P15"><text:span text:style-name="T1">The program requires one second to determine that there is no frequency.</text:span></text:p>
        </text:list-item>
        <text:list-item>
          <text:p text:style-name="P15"><text:span text:style-name="T1">The program can only detect 25 Hz, 40 Hz, 65 Hz, 80 Hz, or 110 Hz.</text:span></text:p>
        </text:list-item>
        <text:list-item>
          <text:p text:style-name="P15"><text:span text:style-name="T1">The program cannot run again after the middle button is pressed the second time.</text:span></text:p>
        </text:list-item>
      </text:list>
      <text:p text:style-name="P5"/>
      <text:list xml:id="list2025536301" text:continue-list="list1838024288" text:style-name="WWNum6">
        <text:list-item>
          <text:p text:style-name="P9"><text:span text:style-name="T1">User Description</text:span></text:p>
        </text:list-item>
      </text:list>
      <text:p text:style-name="P5"/>
      <text:p text:style-name="P1"><text:span text:style-name="T1">The program began with the declaration of variables to test the frequency. The user is prompted to press the middle button, and the conditional statements are executed. The program records the length of time for five periods of the IR signal. If the calculated frequency is within 3 Hz of an allotted frequency, the program sets that frequency, and displays the frequency on the output screen until the middle button is pressed again, or the signal frequency is changed.</text:span></text:p>
      <text:p text:style-name="P5"/>
      <text:p text:style-name="P1"><text:span text:style-name="T1">In order to run the program on the Proteus device, place a button board input in the rightmost group of input pins, and the IR receiver in the leftmost column of input pins. To start the program, turn on the Proteus board by pressing the button on the right hand side on the top of the board. When prompted to press the middle button to start the program, press the middle button of the button board attachment, and the Proteus starts to output results. If an IR signal is not within the range of the receiver, the board displays a frequency of 0 Hz. Otherwise it displays a frequency of 25, 40, 65, 80, or 110 Hz. To stop the reading of frequencies, press the middle button on the button board.</text:span></text:p>
      <text:p text:style-name="P5"/>
      <text:list xml:id="list444863769" text:continue-numbering="true" text:style-name="WWNum6">
        <text:list-item>
          <text:p text:style-name="P9"><text:span text:style-name="T1">Problems During Testing</text:span></text:p>
        </text:list-item>
      </text:list>
      <text:p text:style-name="P5"/>
      <text:p text:style-name="P1"><text:soft-page-break/><text:span text:style-name="T1">The first version of the program which measured frequency from 1 period of on and off values separately was unable to display one of the possible frequencies. This occurred because a delay occurred between loops that caused the measurement of on time to be shorter than expected. This was fixed by recording data for multiple periods rather than just one. Another problem during the testing of the program was the Proteus constantly displayed a frequency of 40 Hz for receiving a signal of 65 Hz. The error was fixed, when it was realized that the program was testing for 55 Hz rather than 65 H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Glauser</meta:initial-creator>
    <dc:creator>Alexander Fuhr</dc:creator>
    <meta:editing-cycles>11</meta:editing-cycles>
    <meta:creation-date>2013-12-02T14:02:00</meta:creation-date>
    <dc:date>2013-12-03T14:14:00</dc:date>
    <meta:editing-duration>PT2M28S</meta:editing-duration>
    <meta:generator>LibreOffice/4.0.2.2$Linux_X86_64 LibreOffice_project/400m0$Build-2</meta:generator>
    <meta:document-statistic meta:table-count="0" meta:image-count="0" meta:object-count="0" meta:page-count="4" meta:paragraph-count="73" meta:word-count="1282" meta:character-count="7487" meta:non-whitespace-character-count="62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A2EE410" xlink:href=""/>
  </office:meta>
</office:document-meta>
</file>